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Dialogs/dialog-lc.xml" manifest:media-type="text/xml"/>
  <manifest:file-entry manifest:full-path="Dialogs/Standard/dialog-lb.xml" manifest:media-type="text/xml"/>
  <manifest:file-entry manifest:full-path="Dialogs/libStepDialog/dialog-lb.xml" manifest:media-type="text/xml"/>
  <manifest:file-entry manifest:full-path="Dialogs/libStepDialog/StepDialog1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libStepDialog/script-lb.xml" manifest:media-type="text/xml"/>
  <manifest:file-entry manifest:full-path="Basic/libStepDialog/modStepDialog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button form:name="Push Button 1" form:control-implementation="ooo:com.sun.star.form.component.CommandButton" xml:id="control1" form:id="control1" form:label="Call Step Dialog" office:target-frame="" xlink:href="" form:image-data="" form:delay-for-repeat="PT0.500000000S" form:image-position="center">
            <form:properties>
              <form:property form:property-name="DefaultControl" office:value-type="string" office:string-value="com.sun.star.form.control.CommandButton"/>
            </form:properties>
            <office:event-listeners>
              <script:event-listener script:language="ooo:script" script:event-name="form:performaction" xlink:href="vnd.sun.star.script:libStepDialog.modStepDialog.Main?language=Basic&amp;location=document" xlink:type="simple"/>
            </office:event-listener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paragraph" draw:z-index="0" draw:style-name="gr1" draw:text-style-name="P1" svg:width="9.002cm" svg:height="1.833cm" svg:x="1.665cm" svg:y="-0.002cm" draw:control="control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2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Säger</meta:initial-creator>
    <meta:creation-date>2014-08-08T10:34:59</meta:creation-date>
    <dc:date>2018-07-03T14:43:47.274832093</dc:date>
    <dc:creator>Richie Rahmat</dc:creator>
    <meta:editing-duration>PT56M2S</meta:editing-duration>
    <meta:editing-cycles>20</meta:editing-cycles>
    <meta:generator>LibreOffice/6.0.5.2$Linux_X86_64 LibreOffice_project/0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libStepDialog/modStepDialog.xml><?xml version="1.0" encoding="utf-8"?>
<!DOCTYPE module  PUBLIC '-//OpenOffice.org//DTD OfficeDocument 1.0//EN'  'module.dtd'>
<script:module xmlns:script="http://openoffice.org/2000/script" script:name="modStepDialog" script:language="StarBasic">REM  *****  BASIC  *****
REM Dialog Demo

Private Const cMax = 3

Sub Main
	DialogLibraries.loadLibrary("libStepDialog")
	obj = DialogLibraries.libStepDialog.getByName("StepDialog1")
	oDlg = CreateUnoDialog(obj)
	n = oDlg.Model.Step
	enableControls(oDlg, n)
	x = oDlg.execute()
	if x = 1 then
		s = "Dialog Confirmed"
		n = 64
	else
		s = "Dialog Canceled"
		n = 16
	end if
	Msgbox s, n
End Sub

Sub btnForward(arg)
rem	oDlg = arg.Source.Context
	oDlgM = oDlg.Model
	x = oDlgM.Step +1
	if x &lt;= cMax then oDlgM.Step = x
	enableControls(oDlg, x)
End Sub

Sub btnBack(arg)
rem	oDlg = arg.Source.Context
	oDlgM = oDlg.Model
	x = oDlgM.Step -1
	if x &gt;= 1 then oDlgM.Step = x
	enableControls(oDlg, x)
End Sub

Sub enableControls(oDlg, x)
	With oDlg.getControl("btnBack")
		.setEnable(x &gt; 1)
	End With
	With oDlg.getControl("btnFwd")
		.setEnable(x &lt; cMax)
	End With
End Sub
</script:module>
</file>

<file path=Basic/libStepDialog/script-lb.xml><?xml version="1.0" encoding="utf-8"?>
<!DOCTYPE library  PUBLIC '-//OpenOffice.org//DTD OfficeDocument 1.0//EN'  'library.dtd'>
<library:library xmlns:library="http://openoffice.org/2000/library" library:name="libStepDialog" library:readonly="false" library:passwordprotected="false">
  <library:element library:name="modStepDialo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StepDialog" library:link="false"/>
</library:libraries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libStepDialog" library:link="false"/>
</library:libraries>
</file>

<file path=Dialogs/libStepDialog/StepDialog1.xml><?xml version="1.0" encoding="utf-8"?>
<!DOCTYPE window  PUBLIC '-//OpenOffice.org//DTD OfficeDocument 1.0//EN'  'dialog.dtd'>
<dlg:window xmlns:dlg="http://openoffice.org/2000/dialog" xmlns:script="http://openoffice.org/2000/script" dlg:id="StepDialog1" dlg:left="112" dlg:top="116" dlg:width="149" dlg:height="129" dlg:page="1" dlg:closeable="true" dlg:moveable="true" dlg:title="Step Dialog">
  <dlg:bulletinboard>
    <dlg:checkbox dlg:id="CheckBox1" dlg:tab-index="0" dlg:left="14" dlg:top="16" dlg:width="78" dlg:height="9" dlg:page="1" dlg:value="CheckBox Step 1" dlg:checked="false"/>
    <dlg:textfield dlg:id="TextField1" dlg:tab-index="1" dlg:left="18" dlg:top="16" dlg:width="76" dlg:height="9" dlg:page="2" dlg:value="TextField Step 2"/>
    <dlg:combobox dlg:id="ComboBox1" dlg:tab-index="3" dlg:left="14" dlg:top="16" dlg:width="81" dlg:height="14" dlg:page="3" dlg:value="Combo Step 3" dlg:spin="true"/>
    <dlg:button dlg:id="btnBack" dlg:tab-index="6" dlg:left="9" dlg:top="96" dlg:width="43" dlg:height="12" dlg:value="&lt;-- Back">
      <script:event script:event-name="on-performaction" script:macro-name="vnd.sun.star.script:libStepDialog.modStepDialog.btnBack?language=Basic&amp;location=document" script:language="Script"/>
    </dlg:button>
    <dlg:button dlg:id="btnFwd" dlg:tab-index="2" dlg:left="59" dlg:top="96" dlg:width="45" dlg:height="12" dlg:value="Forward --&gt;">
      <script:event script:event-name="on-performaction" script:macro-name="vnd.sun.star.script:libStepDialog.modStepDialog.btnForward?language=Basic&amp;location=document" script:language="Script"/>
    </dlg:button>
    <dlg:button dlg:id="btnOK" dlg:tab-index="4" dlg:left="112" dlg:top="77" dlg:width="30" dlg:height="12" dlg:default="true" dlg:value="OK" dlg:button-type="ok"/>
    <dlg:button dlg:id="btnCancel" dlg:tab-index="5" dlg:left="112" dlg:top="94" dlg:width="29" dlg:height="12" dlg:value="Cancel" dlg:button-type="cancel"/>
  </dlg:bulletinboard>
</dlg:window>
</file>

<file path=Dialogs/libStepDialog/dialog-lb.xml><?xml version="1.0" encoding="utf-8"?>
<!DOCTYPE library  PUBLIC '-//OpenOffice.org//DTD OfficeDocument 1.0//EN'  'library.dtd'>
<library:library xmlns:library="http://openoffice.org/2000/library" library:name="libStepDialog" library:readonly="false" library:passwordprotected="false">
  <library:element library:name="StepDialog1"/>
</library:library>
</file>